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Arial" fo:font-size="10pt" fo:font-weight="bold" style:font-name-asian="Times New Roman1" style:font-size-asian="10pt" style:font-weight-asian="bold" style:font-name-complex="Arial1" style:font-size-complex="10pt" style:font-weight-complex="bold"/>
    </style:style>
    <style:style style:name="P2" style:family="paragraph" style:parent-style-name="Standard">
      <style:text-properties fo:color="#000000" style:font-name="Arial" fo:font-size="10pt" style:letter-kerning="true" style:font-name-asian="Times New Roman1" style:font-size-asian="10pt" style:font-name-complex="Arial1" style:font-size-complex="10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list-style-name="WWNum1">
      <style:paragraph-properties fo:margin-top="0in" fo:margin-bottom="0in" loext:contextual-spacing="false" fo:line-height="100%" style:vertical-align="baseline"/>
    </style:style>
    <style:style style:name="P7" style:family="paragraph" style:parent-style-name="Standard" style:list-style-name="WWNum2">
      <style:paragraph-properties fo:margin-top="0in" fo:margin-bottom="0in" loext:contextual-spacing="false" fo:line-height="100%" style:vertical-align="baseline"/>
    </style:style>
    <style:style style:name="P8" style:family="paragraph" style:parent-style-name="Standard" style:list-style-name="WWNum3">
      <style:paragraph-properties fo:margin-top="0in" fo:margin-bottom="0in" loext:contextual-spacing="false" fo:line-height="100%" style:vertical-align="baseline"/>
    </style:style>
    <style:style style:name="P9" style:family="paragraph" style:parent-style-name="Standard" style:list-style-name="WWNum4">
      <style:paragraph-properties fo:margin-top="0in" fo:margin-bottom="0in" loext:contextual-spacing="false" fo:line-height="100%" style:vertical-align="baseline"/>
    </style:style>
    <style:style style:name="P10" style:family="paragraph" style:parent-style-name="Standard" style:list-style-name="WWNum5">
      <style:paragraph-properties fo:margin-top="0in" fo:margin-bottom="0in" loext:contextual-spacing="false" fo:line-height="100%" style:vertical-align="baseline"/>
    </style:style>
    <style:style style:name="P11" style:family="paragraph" style:parent-style-name="Standard" style:list-style-name="WWNum6">
      <style:paragraph-properties fo:margin-top="0in" fo:margin-bottom="0in" loext:contextual-spacing="false" fo:line-height="100%" style:vertical-align="baseline"/>
    </style:style>
    <style:style style:name="P12" style:family="paragraph" style:parent-style-name="Standard" style:list-style-name="WWNum7">
      <style:paragraph-properties fo:margin-top="0in" fo:margin-bottom="0in" loext:contextual-spacing="false" fo:line-height="100%" style:vertical-align="baseline"/>
    </style:style>
    <style:style style:name="P13" style:family="paragraph" style:parent-style-name="Standard" style:list-style-name="WWNum8">
      <style:paragraph-properties fo:margin-top="0in" fo:margin-bottom="0in" loext:contextual-spacing="false" fo:line-height="100%" style:vertical-align="baseline"/>
    </style:style>
    <style:style style:name="P14" style:family="paragraph" style:parent-style-name="Standard" style:list-style-name="WWNum9">
      <style:paragraph-properties fo:margin-top="0in" fo:margin-bottom="0in" loext:contextual-spacing="false" fo:line-height="100%" style:vertical-align="baseline"/>
    </style:style>
    <style:style style:name="P15" style:family="paragraph" style:parent-style-name="Standard" style:list-style-name="WWNum10">
      <style:paragraph-properties fo:margin-top="0in" fo:margin-bottom="0in" loext:contextual-spacing="false" fo:line-height="100%" style:vertical-align="baseline"/>
    </style:style>
    <style:style style:name="P16" style:family="paragraph" style:parent-style-name="Standard" style:list-style-name="WWNum11">
      <style:paragraph-properties fo:margin-top="0in" fo:margin-bottom="0in" loext:contextual-spacing="false" fo:line-height="100%" style:vertical-align="baseline"/>
    </style:style>
    <style:style style:name="P17" style:family="paragraph" style:parent-style-name="Standard">
      <loext:graphic-properties draw:fill="solid" draw:fill-color="#ffffff"/>
      <style:paragraph-properties fo:margin-top="0in" fo:margin-bottom="0in" loext:contextual-spacing="false" fo:line-height="100%" fo:background-color="#ffffff"/>
    </style:style>
    <style:style style:name="P18" style:family="paragraph" style:parent-style-name="Standard" style:list-style-name="WWNum12">
      <style:paragraph-properties fo:margin-top="0in" fo:margin-bottom="0in" loext:contextual-spacing="false" fo:line-height="100%" style:vertical-align="baseline"/>
    </style:style>
    <style:style style:name="P19" style:family="paragraph" style:parent-style-name="Standard" style:list-style-name="WWNum13">
      <style:paragraph-properties fo:margin-top="0in" fo:margin-bottom="0in" loext:contextual-spacing="false" fo:line-height="100%" style:vertical-align="baseline"/>
    </style:style>
    <style:style style:name="P20" style:family="paragraph" style:parent-style-name="Standard" style:list-style-name="WWNum14">
      <style:paragraph-properties fo:margin-top="0in" fo:margin-bottom="0in" loext:contextual-spacing="false" fo:line-height="100%" style:vertical-align="baseline"/>
    </style:style>
    <style:style style:name="P21" style:family="paragraph" style:parent-style-name="Standard">
      <style:paragraph-properties fo:margin-top="0in" fo:margin-bottom="0in" loext:contextual-spacing="false" fo:line-height="100%"/>
      <style:text-properties style:font-name="Arial" fo:font-size="10pt" style:font-size-asian="10pt" style:font-name-complex="Arial1" style:font-size-complex="10pt"/>
    </style:style>
    <style:style style:name="P22"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1" style:font-size-complex="10pt"/>
    </style:style>
    <style:style style:name="P23" style:family="paragraph" style:parent-style-name="Standard">
      <loext:graphic-properties draw:fill="solid" draw:fill-color="#ffffff"/>
      <style:paragraph-properties fo:margin-top="0in" fo:margin-bottom="0in" loext:contextual-spacing="false" fo:line-height="100%" fo:background-color="#ffffff"/>
      <style:text-properties style:font-name="Arial" fo:font-size="10pt" style:font-name-asian="Times New Roman1" style:font-size-asian="10pt" style:font-name-complex="Arial1" style:font-size-complex="10pt"/>
    </style:style>
    <style:style style:name="P24"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Arial" fo:font-size="10pt" style:font-name-asian="Times New Roman1" style:font-size-asian="10pt" style:font-name-complex="Arial1" style:font-size-complex="10pt"/>
    </style:style>
    <style:style style:name="P25" style:family="paragraph" style:parent-style-name="Standard" style:master-page-name="First_20_Page">
      <style:paragraph-properties fo:margin-top="0in" fo:margin-bottom="0in" loext:contextual-spacing="false" fo:line-height="100%" fo:text-align="center" style:justify-single-word="false" style:page-number="auto"/>
      <style:text-properties fo:color="#003057" style:font-name="Baskerville Old Face" fo:font-size="22pt" fo:font-weight="bold" style:font-size-asian="22pt" style:font-weight-asian="bold" style:font-name-complex="Arial1"/>
    </style:style>
    <style:style style:name="P26" style:family="paragraph" style:parent-style-name="Standard">
      <style:paragraph-properties fo:margin-top="0.0417in" fo:margin-bottom="0in" loext:contextual-spacing="false" fo:line-height="100%"/>
      <style:text-properties style:font-name="Arial" fo:font-size="10pt" style:font-name-asian="Times New Roman1" style:font-size-asian="10pt" style:font-name-complex="Arial1" style:font-size-complex="10pt"/>
    </style:style>
    <style:style style:name="P27" style:family="paragraph" style:parent-style-name="Standard">
      <loext:graphic-properties draw:fill="solid" draw:fill-color="#ffffff"/>
      <style:paragraph-properties fo:margin-top="0in" fo:margin-bottom="0.2362in" loext:contextual-spacing="false" fo:line-height="100%" fo:background-color="#ffffff"/>
    </style:style>
    <style:style style:name="P28" style:family="paragraph" style:parent-style-name="Standard" style:list-style-name="WWNum11">
      <style:paragraph-properties fo:margin-top="0in" fo:margin-bottom="0.2362in" loext:contextual-spacing="false" fo:line-height="100%" style:vertical-align="baseline"/>
    </style:style>
    <style:style style:name="P29" style:family="paragraph" style:parent-style-name="Standard" style:list-style-name="WWNum12">
      <style:paragraph-properties fo:margin-top="0in" fo:margin-bottom="0.2362in" loext:contextual-spacing="false" fo:line-height="100%" style:vertical-align="baseline"/>
    </style:style>
    <style:style style:name="P30" style:family="paragraph" style:parent-style-name="Standard" style:list-style-name="WWNum13">
      <style:paragraph-properties fo:margin-top="0in" fo:margin-bottom="0.2362in" loext:contextual-spacing="false" fo:line-height="100%" style:vertical-align="baseline"/>
    </style:style>
    <style:style style:name="P31" style:family="paragraph" style:parent-style-name="Standard" style:list-style-name="WWNum14">
      <style:paragraph-properties fo:margin-top="0in" fo:margin-bottom="0.2362in" loext:contextual-spacing="false" fo:line-height="100%" style:vertical-align="baseline"/>
    </style:style>
    <style:style style:name="P32" style:family="paragraph" style:parent-style-name="Heading_20_1">
      <style:paragraph-properties fo:break-before="page"/>
    </style:style>
    <style:style style:name="P33" style:family="paragraph" style:parent-style-name="Footer">
      <style:paragraph-properties fo:margin-left="-0.25in" fo:margin-right="0in" fo:text-align="center" style:justify-single-word="false" fo:text-indent="0in" style:auto-text-indent="false"/>
    </style:style>
    <style:style style:name="P34" style:family="paragraph" style:parent-style-name="Footer">
      <style:paragraph-properties fo:margin-top="0.0835in" fo:margin-bottom="0in" loext:contextual-spacing="false" fo:text-align="center" style:justify-single-word="false"/>
    </style:style>
    <style:style style:name="P35" style:family="paragraph" style:parent-style-name="Contents_20_2">
      <style:paragraph-properties>
        <style:tab-stops>
          <style:tab-stop style:position="6.4929in" style:type="right" style:leader-style="dotted" style:leader-text="."/>
        </style:tab-stops>
      </style:paragraph-properties>
    </style:style>
    <style:style style:name="P36" style:family="paragraph" style:parent-style-name="Contents_20_3">
      <style:paragraph-properties>
        <style:tab-stops>
          <style:tab-stop style:position="6.4929in" style:type="right" style:leader-style="dotted" style:leader-text="."/>
        </style:tab-stops>
      </style:paragraph-properties>
    </style:style>
    <style:style style:name="P37" style:family="paragraph" style:parent-style-name="TOC_20_Heading">
      <style:paragraph-properties fo:break-before="page"/>
    </style:style>
    <style:style style:name="P38" style:family="paragraph" style:parent-style-name="Contents_20_1">
      <style:paragraph-properties>
        <style:tab-stops>
          <style:tab-stop style:position="6.4929in" style:type="right" style:leader-style="dotted" style:leader-text="."/>
        </style:tab-stops>
      </style:paragraph-properties>
    </style:style>
    <style:style style:name="T1" style:family="text">
      <style:text-properties style:font-name="Verdana" fo:font-size="10pt" fo:font-style="italic" style:font-name-asian="F" style:font-size-asian="10pt" style:font-style-asian="italic" style:font-name-complex="F" style:font-size-complex="10pt"/>
    </style:style>
    <style:style style:name="T2" style:family="text">
      <style:text-properties style:font-name="Verdana" fo:font-size="10pt" style:font-name-asian="F" style:font-size-asian="10pt" style:font-name-complex="F"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fo:color="#003057" style:font-name="Baskerville Old Face" fo:font-size="22pt" fo:font-weight="bold" style:font-size-asian="22pt" style:font-weight-asian="bold" style:font-name-complex="Arial1"/>
    </style:style>
    <style:style style:name="T5" style:family="text">
      <style:text-properties fo:color="#000000" style:font-name="Arial" fo:font-size="10pt" fo:font-style="italic" style:font-name-asian="Times New Roman1" style:font-size-asian="10pt" style:font-style-asian="italic" style:font-name-complex="Arial1" style:font-size-complex="10pt" style:font-style-complex="italic"/>
    </style:style>
    <style:style style:name="T6" style:family="text">
      <style:text-properties fo:color="#000000" style:font-name="Arial" fo:font-size="10pt" style:font-name-asian="Times New Roman1" style:font-size-asian="10pt" style:font-name-complex="Arial1" style:font-size-complex="10pt"/>
    </style:style>
    <style:style style:name="T7" style:family="text">
      <style:text-properties fo:color="#000000" style:font-name="Arial" fo:font-size="10pt" fo:font-weight="bold" style:font-name-asian="Times New Roman1" style:font-size-asian="10pt" style:font-weight-asian="bold" style:font-name-complex="Arial1" style:font-size-complex="10pt" style:font-weight-complex="bold"/>
    </style:style>
    <style:style style:name="T8" style:family="text">
      <style:text-properties style:font-name="Arial" fo:font-size="10pt" style:font-name-asian="Times New Roman1" style:font-size-asian="10pt" style:font-name-complex="Arial1" style:font-size-complex="10pt"/>
    </style:style>
    <style:style style:name="T9" style:family="text">
      <style:text-properties text:display="true"/>
    </style:style>
    <style:style style:name="T10" style:family="text">
      <style:text-properties fo:color="#5a5a5a" style:font-name="Arial" fo:font-size="10pt" style:font-name-asian="Times New Roman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5"/>
      </text:section>
      <text:section text:style-name="Sect1" text:name="Section1">
        <text:p text:style-name="P4"><text:span text:style-name="T4">CRM Requirements</text:span></text:p>
        <text:p text:style-name="P21"/>
        <text:p text:style-name="P21"/>
        <text:p text:style-name="P4"><text:span text:style-name="T5">American Video Game</text:span><text:span text:style-name="T6"> </text:span><text:span text:style-name="T5">Company</text:span></text:p>
        <text:p text:style-name="P22"/>
        <text:p text:style-name="P4"><text:span text:style-name="T7">Customer Relationship Management System</text:span></text:p>
        <text:p text:style-name="P4"><text:span text:style-name="T6">Business Vision Document/Business Requirements</text:span></text:p>
        <text:p text:style-name="P1"/>
        <text:p text:style-name="P3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Toc495592118" text:style-name="Index_20_Link" text:visited-style-name="Index_20_Link">Introduction</text:a><text:a xlink:type="simple" xlink:href="#_Toc495592118" text:style-name="Index_20_Link" text:visited-style-name="Index_20_Link"><text:span text:style-name="T9"><text:tab/>3</text:span></text:a></text:p>
            <text:p text:style-name="P38"><text:a xlink:type="simple" xlink:href="#_Toc495592119" text:style-name="Index_20_Link" text:visited-style-name="Index_20_Link">Background</text:a><text:a xlink:type="simple" xlink:href="#_Toc495592119" text:style-name="Index_20_Link" text:visited-style-name="Index_20_Link"><text:span text:style-name="T9"><text:tab/>3</text:span></text:a></text:p>
            <text:p text:style-name="P38"><text:a xlink:type="simple" xlink:href="#_Toc495592120" text:style-name="Index_20_Link" text:visited-style-name="Index_20_Link">Project Overview</text:a><text:a xlink:type="simple" xlink:href="#_Toc495592120" text:style-name="Index_20_Link" text:visited-style-name="Index_20_Link"><text:span text:style-name="T9"><text:tab/>3</text:span></text:a></text:p>
            <text:p text:style-name="P35"><text:a xlink:type="simple" xlink:href="#_Toc495592121" text:style-name="Index_20_Link" text:visited-style-name="Index_20_Link">Key Technical Objectives</text:a><text:a xlink:type="simple" xlink:href="#_Toc495592121" text:style-name="Index_20_Link" text:visited-style-name="Index_20_Link"><text:span text:style-name="T9"><text:tab/>3</text:span></text:a></text:p>
            <text:p text:style-name="P35"><text:a xlink:type="simple" xlink:href="#_Toc495592122" text:style-name="Index_20_Link" text:visited-style-name="Index_20_Link">Expectations</text:a><text:a xlink:type="simple" xlink:href="#_Toc495592122" text:style-name="Index_20_Link" text:visited-style-name="Index_20_Link"><text:span text:style-name="T9"><text:tab/>4</text:span></text:a></text:p>
            <text:p text:style-name="P35"><text:a xlink:type="simple" xlink:href="#_Toc495592123" text:style-name="Index_20_Link" text:visited-style-name="Index_20_Link">Data Management</text:a><text:a xlink:type="simple" xlink:href="#_Toc495592123" text:style-name="Index_20_Link" text:visited-style-name="Index_20_Link"><text:span text:style-name="T9"><text:tab/>4</text:span></text:a></text:p>
            <text:p text:style-name="P38"><text:a xlink:type="simple" xlink:href="#_Toc495592124" text:style-name="Index_20_Link" text:visited-style-name="Index_20_Link">High-Level Technical and Functional Requirements</text:a><text:a xlink:type="simple" xlink:href="#_Toc495592124" text:style-name="Index_20_Link" text:visited-style-name="Index_20_Link"><text:span text:style-name="T9"><text:tab/>4</text:span></text:a></text:p>
            <text:p text:style-name="P35"><text:a xlink:type="simple" xlink:href="#_Toc495592125" text:style-name="Index_20_Link" text:visited-style-name="Index_20_Link">The Current System</text:a><text:a xlink:type="simple" xlink:href="#_Toc495592125" text:style-name="Index_20_Link" text:visited-style-name="Index_20_Link"><text:span text:style-name="T9"><text:tab/>4</text:span></text:a></text:p>
            <text:p text:style-name="P35"><text:a xlink:type="simple" xlink:href="#_Toc495592126" text:style-name="Index_20_Link" text:visited-style-name="Index_20_Link">General Requirements</text:a><text:a xlink:type="simple" xlink:href="#_Toc495592126" text:style-name="Index_20_Link" text:visited-style-name="Index_20_Link"><text:span text:style-name="T9"><text:tab/>4</text:span></text:a></text:p>
            <text:p text:style-name="P36"><text:a xlink:type="simple" xlink:href="#_Toc495592127" text:style-name="Index_20_Link" text:visited-style-name="Index_20_Link">Hosting</text:a><text:a xlink:type="simple" xlink:href="#_Toc495592127" text:style-name="Index_20_Link" text:visited-style-name="Index_20_Link"><text:span text:style-name="T9"><text:tab/>5</text:span></text:a></text:p>
            <text:p text:style-name="P36"><text:a xlink:type="simple" xlink:href="#_Toc495592128" text:style-name="Index_20_Link" text:visited-style-name="Index_20_Link">Users</text:a><text:a xlink:type="simple" xlink:href="#_Toc495592128" text:style-name="Index_20_Link" text:visited-style-name="Index_20_Link"><text:span text:style-name="T9"><text:tab/>5</text:span></text:a></text:p>
            <text:p text:style-name="P36"><text:a xlink:type="simple" xlink:href="#_Toc495592129" text:style-name="Index_20_Link" text:visited-style-name="Index_20_Link">OS and Browser Support</text:a><text:a xlink:type="simple" xlink:href="#_Toc495592129" text:style-name="Index_20_Link" text:visited-style-name="Index_20_Link"><text:span text:style-name="T9"><text:tab/>5</text:span></text:a></text:p>
            <text:p text:style-name="P35"><text:a xlink:type="simple" xlink:href="#_Toc495592130" text:style-name="Index_20_Link" text:visited-style-name="Index_20_Link">Contact Management</text:a><text:a xlink:type="simple" xlink:href="#_Toc495592130" text:style-name="Index_20_Link" text:visited-style-name="Index_20_Link"><text:span text:style-name="T9"><text:tab/>5</text:span></text:a></text:p>
            <text:p text:style-name="P36"><text:a xlink:type="simple" xlink:href="#_Toc495592131" text:style-name="Index_20_Link" text:visited-style-name="Index_20_Link">Ticketing System</text:a><text:a xlink:type="simple" xlink:href="#_Toc495592131" text:style-name="Index_20_Link" text:visited-style-name="Index_20_Link"><text:span text:style-name="T9"><text:tab/>6</text:span></text:a></text:p>
            <text:p text:style-name="P35"><text:a xlink:type="simple" xlink:href="#_Toc495592132" text:style-name="Index_20_Link" text:visited-style-name="Index_20_Link">Data Types</text:a><text:a xlink:type="simple" xlink:href="#_Toc495592132" text:style-name="Index_20_Link" text:visited-style-name="Index_20_Link"><text:span text:style-name="T9"><text:tab/>6</text:span></text:a></text:p>
            <text:p text:style-name="P35"><text:a xlink:type="simple" xlink:href="#_Toc495592133" text:style-name="Index_20_Link" text:visited-style-name="Index_20_Link">Reporting</text:a><text:a xlink:type="simple" xlink:href="#_Toc495592133" text:style-name="Index_20_Link" text:visited-style-name="Index_20_Link"><text:span text:style-name="T9"><text:tab/>6</text:span></text:a></text:p>
            <text:p text:style-name="P35"><text:a xlink:type="simple" xlink:href="#_Toc495592134" text:style-name="Index_20_Link" text:visited-style-name="Index_20_Link">Sales Tracking</text:a><text:a xlink:type="simple" xlink:href="#_Toc495592134" text:style-name="Index_20_Link" text:visited-style-name="Index_20_Link"><text:span text:style-name="T9"><text:tab/>7</text:span></text:a></text:p>
            <text:p text:style-name="P36"><text:a xlink:type="simple" xlink:href="#_Toc495592135" text:style-name="Index_20_Link" text:visited-style-name="Index_20_Link">Activity Management – Visits and Meetings</text:a><text:a xlink:type="simple" xlink:href="#_Toc495592135" text:style-name="Index_20_Link" text:visited-style-name="Index_20_Link"><text:span text:style-name="T9"><text:tab/>7</text:span></text:a></text:p>
            <text:p text:style-name="P36"><text:a xlink:type="simple" xlink:href="#_Toc495592136" text:style-name="Index_20_Link" text:visited-style-name="Index_20_Link">Opportunity Management</text:a><text:a xlink:type="simple" xlink:href="#_Toc495592136" text:style-name="Index_20_Link" text:visited-style-name="Index_20_Link"><text:span text:style-name="T9"><text:tab/>7</text:span></text:a></text:p>
            <text:p text:style-name="P36"><text:a xlink:type="simple" xlink:href="#_Toc495592137" text:style-name="Index_20_Link" text:visited-style-name="Index_20_Link">Quoting</text:a><text:a xlink:type="simple" xlink:href="#_Toc495592137" text:style-name="Index_20_Link" text:visited-style-name="Index_20_Link"><text:span text:style-name="T9"><text:tab/>7</text:span></text:a></text:p>
            <text:p text:style-name="P36"><text:a xlink:type="simple" xlink:href="#_Toc495592138" text:style-name="Index_20_Link" text:visited-style-name="Index_20_Link">Forecasting</text:a><text:a xlink:type="simple" xlink:href="#_Toc495592138" text:style-name="Index_20_Link" text:visited-style-name="Index_20_Link"><text:span text:style-name="T9"><text:tab/>7</text:span></text:a></text:p>
            <text:p text:style-name="P36"><text:a xlink:type="simple" xlink:href="#_Toc495592139" text:style-name="Index_20_Link" text:visited-style-name="Index_20_Link">Order Management</text:a><text:a xlink:type="simple" xlink:href="#_Toc495592139" text:style-name="Index_20_Link" text:visited-style-name="Index_20_Link"><text:span text:style-name="T9"><text:tab/>8</text:span></text:a></text:p>
            <text:p text:style-name="P36"><text:a xlink:type="simple" xlink:href="#_Toc495592140" text:style-name="Index_20_Link" text:visited-style-name="Index_20_Link">Contracting</text:a><text:a xlink:type="simple" xlink:href="#_Toc495592140" text:style-name="Index_20_Link" text:visited-style-name="Index_20_Link"><text:span text:style-name="T9"><text:tab/>8</text:span></text:a></text:p>
            <text:p text:style-name="Standard"/>
          </text:index-body>
        </text:table-of-content>
        <text:p text:style-name="P26"/>
        <text:p text:style-name="P2"/>
        <text:h text:style-name="P32" text:outline-level="1"><text:bookmark-start text:name="_Toc495592118"/>Introduction<text:bookmark-end text:name="_Toc495592118"/></text:h>
        <text:p text:style-name="P3"><text:span text:style-name="T6">American Video Game Company is accepting proposals to develop a new customer relationship management (CRM) system. This document is a business vision document that includes key business requirements for the new system. It does not provide detailed system requirements.</text:span></text:p>
        <text:p text:style-name="P22"/>
        <text:p text:style-name="P3"><text:span text:style-name="T6">This document provides enough information for a vendor to provide a recommendation for a system to fit the American Video Game Company’s needs. The proposal provided by the vendor is required to be comprehensive and include enough detail so American Video Game Company can determine if it fits the needs of the organization. The project that will be undertaken with the vendor who is awarded the contract will then include steps to produce the detailed requirements, use cases, design, and other deliverables. </text:span></text:p>
        <text:p text:style-name="P22"/>
        <text:p text:style-name="P3"><text:span text:style-name="T6">Open source, off the shelf, configurable/customizable off the shelf, commercial offerings, and custom development are all acceptable solutions to fit the requirements. There may be an existing system that will fulfill all the needs of the organization, but if custom development is more appropriate, this may be proposed, with supporting information. The vendor is to keep in mind the changes and enhancements that may be required throughout the life of the system as well as the scalability of the system when completing the proposal. </text:span></text:p>
        <text:h text:style-name="Heading_20_1" text:outline-level="1"><text:bookmark-start text:name="_Toc495592119"/>Background<text:bookmark-end text:name="_Toc495592119"/></text:h>
        <text:p text:style-name="P3"><text:span text:style-name="T6">American Video Game Compan</text:span><text:span text:style-name="T5">y</text:span><text:span text:style-name="T6"> is planning to launch an internal CRM system to allow for better management of several disconnected manual and automated processes. The system should be able to be integrated with other systems now and in the future to maximize and improve the efficiency of data sharing, reporting, and business process flows.</text:span></text:p>
        <text:p text:style-name="P22"/>
        <text:p text:style-name="P3"><text:span text:style-name="T6">The company is a premier developer and publisher of computer games. The games are well designed and highly enjoyable for the customer. The company is known for the quality of its games and has been ranked #1 for several years. The games are purchased through different mediums, including an online game service. There are mobile options for some, but not all, of the games the company develops and sells. The company also offers products such as action figures, novels, comics, board games, and apparel. Future endeavors may include working on producing movies based on the characters and plots in the games.</text:span></text:p>
        <text:p text:style-name="P22"/>
        <text:p text:style-name="P3"><text:span text:style-name="T6">Sales have been up by 42% in the past two years, so the company is currently outgrowing its existing systems for managing all aspects of CRM. The new system will be a crucial tool in being able to efficiently manage client contacts, perform sales tracking, maintain activity management, and manage reporting.</text:span></text:p>
        <text:h text:style-name="Heading_20_1" text:outline-level="1"><text:bookmark-start text:name="_Toc495592120"/>Project Overview<text:bookmark-end text:name="_Toc495592120"/></text:h>
        <text:h text:style-name="Heading_20_2" text:outline-level="2"><text:bookmark-start text:name="_Toc495592121"/>Key Technical Objectives<text:bookmark-end text:name="_Toc495592121"/></text:h>
        <text:p text:style-name="P3"><text:span text:style-name="T6">To provide a system that:</text:span></text:p>
        <text:list xml:id="list1253210524" text:style-name="WWNum1">
          <text:list-item>
            <text:p text:style-name="P6"><text:span text:style-name="T6">consolidates all contact and business information. </text:span></text:p>
          </text:list-item>
          <text:list-item>
            <text:p text:style-name="P6"><text:span text:style-name="T6">reports the company’s activities and interactions with contacts.</text:span></text:p>
          </text:list-item>
          <text:list-item>
            <text:p text:style-name="P6"><text:span text:style-name="T6">controls access to features based on roles and permissions for the company’s users, both internal and remote.</text:span></text:p>
          </text:list-item>
          <text:list-item>
            <text:p text:style-name="P6"><text:soft-page-break/><text:span text:style-name="T6">enables access to the system by 3rd party marketing companies under contract.</text:span></text:p>
          </text:list-item>
          <text:list-item>
            <text:p text:style-name="P6"><text:span text:style-name="T6">manages activities and tracks sales.</text:span></text:p>
          </text:list-item>
          <text:list-item>
            <text:p text:style-name="P6"><text:span text:style-name="T6">integrates with other systems to allow for sharing of data.</text:span></text:p>
          </text:list-item>
          <text:list-item>
            <text:p text:style-name="P6"><text:span text:style-name="T6">has robust security.</text:span></text:p>
          </text:list-item>
          <text:list-item>
            <text:p text:style-name="P6"><text:span text:style-name="T6">can be enhanced and scaled.</text:span></text:p>
          </text:list-item>
        </text:list>
        <text:h text:style-name="Heading_20_2" text:outline-level="2"><text:bookmark-start text:name="_Toc495592122"/>Expectations<text:bookmark-end text:name="_Toc495592122"/></text:h>
        <text:p text:style-name="P3"><text:span text:style-name="T6">The system proposed must:  </text:span></text:p>
        <text:list xml:id="list664106155" text:style-name="WWNum2">
          <text:list-item>
            <text:p text:style-name="P7"><text:span text:style-name="T6">be easy to use, intuitive, and user friendly.  </text:span></text:p>
          </text:list-item>
          <text:list-item>
            <text:p text:style-name="P7"><text:span text:style-name="T6">have a clearly identified support and maintenance structure.</text:span></text:p>
          </text:list-item>
          <text:list-item>
            <text:p text:style-name="P7"><text:span text:style-name="T6">have a clearly identified roadmap for future updates and development.</text:span></text:p>
          </text:list-item>
          <text:list-item>
            <text:p text:style-name="P7"><text:span text:style-name="T6">have the ability to be extended, modified, and integrated in the future without reliance on a single company or team.</text:span></text:p>
          </text:list-item>
          <text:list-item>
            <text:p text:style-name="P7"><text:span text:style-name="T6">have a clearly identified licensing model and defined ownership rights regarding any custom development.</text:span></text:p>
          </text:list-item>
          <text:list-item>
            <text:p text:style-name="P7"><text:span text:style-name="T6">work with the company’s internal hosting infrastructure or have sound justification for alternate options (e.g., hosting independently or in the cloud).</text:span></text:p>
          </text:list-item>
        </text:list>
        <text:h text:style-name="Heading_20_2" text:outline-level="2"><text:bookmark-start text:name="_Toc495592123"/>Data Management<text:bookmark-end text:name="_Toc495592123"/></text:h>
        <text:p text:style-name="P3"><text:span text:style-name="T6">The process for collecting and storing data related to partners, stakeholders, and contacts must be in accordance with the law and best practices. The solution proposed must be compliant with data protection laws and regulations.  </text:span></text:p>
        <text:p text:style-name="P22"/>
        <text:p text:style-name="P3"><text:span text:style-name="T6">The following requirements apply to the system proposed:</text:span></text:p>
        <text:list xml:id="list221292929" text:style-name="WWNum3">
          <text:list-item>
            <text:p text:style-name="P8"><text:span text:style-name="T6">All data must be housed in the United States.</text:span></text:p>
          </text:list-item>
          <text:list-item>
            <text:p text:style-name="P8"><text:span text:style-name="T6">Data that is processed, analyzed, or shared must not leave the United States boundary unless otherwise approved.</text:span></text:p>
          </text:list-item>
        </text:list>
        <text:h text:style-name="Heading_20_1" text:outline-level="1"><text:bookmark-start text:name="_Toc495592124"/>High-Level Technical and Functional Requirements<text:bookmark-end text:name="_Toc495592124"/></text:h>
        <text:h text:style-name="Heading_20_2" text:outline-level="2"><text:bookmark-start text:name="_Toc495592125"/>The Current System<text:bookmark-end text:name="_Toc495592125"/></text:h>
        <text:p text:style-name="P3"><text:span text:style-name="T6">The company has outgrown the current environment, which includes a disconnected set of custom-built tools in spreadsheet software and database management systems software</text:span><text:bookmark text:name="_GoBack"/><text:span text:style-name="T6">, as well as many manual steps and processes. The tools are also spread across multiple offices and have many team members who work remotely. </text:span></text:p>
        <text:p text:style-name="P22"/>
        <text:p text:style-name="P3"><text:span text:style-name="T6">The company prefers to keep existing business processes as much as possible; however, where there is justification for change that makes the implementation of the system feasible or more efficient, it will be acceptable. When possible, the solution should be adaptable (configurable) to specific processes.</text:span></text:p>
        <text:p text:style-name="P22"/>
        <text:p text:style-name="P3"><text:span text:style-name="T6">It is also preferred that the internal infrastructure remain as much intact as possible. The company is open to alternative suggestions where the benefits are clearly demonstrated.</text:span></text:p>
        <text:h text:style-name="Heading_20_2" text:outline-level="2"><text:bookmark-start text:name="_Toc495592126"/><text:soft-page-break/>General Requirements<text:bookmark-end text:name="_Toc495592126"/> </text:h>
        <text:p text:style-name="P3"><text:span text:style-name="T6">The system will have the ability to:</text:span></text:p>
        <text:list xml:id="list2913074467" text:style-name="WWNum4">
          <text:list-item>
            <text:p text:style-name="P9"><text:span text:style-name="T6">archive information without deletion to maintain historical records.</text:span></text:p>
          </text:list-item>
          <text:list-item>
            <text:p text:style-name="P9"><text:span text:style-name="T6">maintain versions of records with auditing, workflow, and roll-back.</text:span></text:p>
          </text:list-item>
          <text:list-item>
            <text:p text:style-name="P9"><text:span text:style-name="T6">record activity against individual users for auditing and process.</text:span></text:p>
          </text:list-item>
          <text:list-item>
            <text:p text:style-name="P9"><text:span text:style-name="T6">“soft delete” data (i.e., remove data from view without actually removing the data).</text:span></text:p>
          </text:list-item>
          <text:list-item>
            <text:p text:style-name="P9"><text:span text:style-name="T6">“hard delete,” which is restricted to specific roles/permissions.</text:span></text:p>
          </text:list-item>
          <text:list-item>
            <text:p text:style-name="P9"><text:span text:style-name="T6">accurately control data access, workflow, and editorial control based on user permissions.</text:span></text:p>
          </text:list-item>
          <text:list-item>
            <text:p text:style-name="P9"><text:span text:style-name="T6">integrate with the active directory server of the company.</text:span></text:p>
          </text:list-item>
        </text:list>
        <text:h text:style-name="Heading_20_3" text:outline-level="3"><text:bookmark-start text:name="_Toc495592127"/>Hosting<text:bookmark-end text:name="_Toc495592127"/></text:h>
        <text:p text:style-name="P3"><text:span text:style-name="T6">The company is open to recommendations for cloud-based solutions and subscription-based models. If the proposed solution is hosted, the proposal must include a clear demonstration of how connectivity outages, service level agreements (SLAs), upgrades, custom development, ability to refuse upgrades, support, and maintenance will be handled. An environment where enhancements or changes can be tested prior to deployment of production must also be provided.</text:span></text:p>
        <text:h text:style-name="Heading_20_3" text:outline-level="3"><text:bookmark-start text:name="_Toc495592128"/>Users<text:bookmark-end text:name="_Toc495592128"/></text:h>
        <text:p text:style-name="P3"><text:span text:style-name="T6">The company has 2,000 users who will access the system. On average, 500 may concurrently be using the system during peak times. This will change moderately over time, so a system that is scalable to meet the needs of a growing user base is important. Performance standards must also be met.</text:span></text:p>
        <text:h text:style-name="Heading_20_3" text:outline-level="3"><text:bookmark-start text:name="_Toc495592129"/>OS and Browser Support<text:bookmark-end text:name="_Toc495592129"/></text:h>
        <text:p text:style-name="P3"><text:span text:style-name="T6">The system must be compatible with the below list of operating systems and browsers.</text:span></text:p>
        <text:p text:style-name="P22"/>
        <text:list xml:id="list3652248789" text:style-name="WWNum5">
          <text:list-item>
            <text:p text:style-name="P10"><text:span text:style-name="T6">latest Chrome and Chromium</text:span></text:p>
          </text:list-item>
          <text:list-item>
            <text:p text:style-name="P10"><text:span text:style-name="T6">latest Firefox</text:span></text:p>
          </text:list-item>
          <text:list-item>
            <text:p text:style-name="P10"><text:span text:style-name="T6">I.E 9 and above</text:span></text:p>
          </text:list-item>
          <text:list-item>
            <text:p text:style-name="P10"><text:span text:style-name="T6">Safari 6.0</text:span></text:p>
          </text:list-item>
          <text:list-item>
            <text:p text:style-name="P10"><text:span text:style-name="T6">mobile &amp; tablet</text:span></text:p>
          </text:list-item>
          <text:list-item>
            <text:p text:style-name="P10"><text:span text:style-name="T6">iOS7 Safari</text:span></text:p>
          </text:list-item>
          <text:list-item>
            <text:p text:style-name="P10"><text:span text:style-name="T6">iOS7 Third Party Browsers (Chrome and Firefox)</text:span></text:p>
          </text:list-item>
          <text:list-item>
            <text:p text:style-name="P10"><text:span text:style-name="T6">Android 4.0 Chrome </text:span></text:p>
          </text:list-item>
        </text:list>
        <text:h text:style-name="Heading_20_2" text:outline-level="2"><text:bookmark-start text:name="_Toc495592130"/>Contact Management<text:bookmark-end text:name="_Toc495592130"/></text:h>
        <text:p text:style-name="P3"><text:span text:style-name="T6">Users will be categorized as varying types of business and end user. They each have a different set of terms and conditions regarding how they may or may not be contacted. There are also specific requirements on how their details may be used. </text:span></text:p>
        <text:p text:style-name="P22"/>
        <text:p text:style-name="P3"><text:span text:style-name="T6">Additionally, users will be able to manage their own contact settings, such as contact and marketing preferences, both at time of sign-up and during contact from a member of the company’s team.</text:span></text:p>
        <text:p text:style-name="P22"/>
        <text:p text:style-name="P3"><text:span text:style-name="T6">The following rules and requirements apply:</text:span></text:p>
        <text:p text:style-name="P22"/>
        <text:list xml:id="list2740032047" text:style-name="WWNum6">
          <text:list-item>
            <text:p text:style-name="P11"><text:soft-page-break/><text:span text:style-name="T6">Businesses should exist as a single overarching entity, with capabilities to detect duplication at time of entry.</text:span></text:p>
          </text:list-item>
          <text:list-item>
            <text:p text:style-name="P11"><text:span text:style-name="T6">Multiple contacts can be assigned to one or more businesses and to offices or subcompanies.</text:span></text:p>
          </text:list-item>
          <text:list-item>
            <text:p text:style-name="P11"><text:span text:style-name="T6">Contacts can maintain one or more roles, potentially specific to a particular business or office.</text:span></text:p>
          </text:list-item>
          <text:list-item>
            <text:p text:style-name="P11"><text:span text:style-name="T6">Contacts will move between businesses, offices, or roles.</text:span></text:p>
          </text:list-item>
          <text:list-item>
            <text:p text:style-name="P11"><text:span text:style-name="T6">Contacts shall be categorized by type.</text:span></text:p>
          </text:list-item>
          <text:list-item>
            <text:p text:style-name="P11"><text:span text:style-name="T6">Workflow and approval requirements are verified when creating or editing business and/or contact information.</text:span></text:p>
          </text:list-item>
          <text:list-item>
            <text:p text:style-name="P11"><text:span text:style-name="T6">Partial entries are acceptable, but a mechanism should be included for flagging these entries so that they can be dealt with appropriately.</text:span></text:p>
          </text:list-item>
          <text:list-item>
            <text:p text:style-name="P11"><text:span text:style-name="T6">During calls, users can tag inquiries to existing businesses and contacts, and/or a new business or contact can be created.</text:span></text:p>
          </text:list-item>
        </text:list>
        <text:h text:style-name="Heading_20_3" text:outline-level="3"><text:bookmark-start text:name="_Toc495592131"/>Ticketing System<text:bookmark-end text:name="_Toc495592131"/></text:h>
        <text:p text:style-name="P3"><text:span text:style-name="T6">The ticketing system allows entry and tracking of every communication and inquiry for contacts. The system must track who called, the reason, date/time, and follow up, including relevant details. Each instance must be unique, and all email replies shall be picked up by the system. The database must support the information required to facilitate the workflow and must maintain an audit trail.</text:span></text:p>
        <text:h text:style-name="Heading_20_2" text:outline-level="2"><text:bookmark-start text:name="_Toc495592132"/>Data Types<text:bookmark-end text:name="_Toc495592132"/></text:h>
        <text:p text:style-name="P3"><text:span text:style-name="T6">There are several data types that are required to be handled by the system. The list below is a categorization of data types, but it is a preliminary, high-level set. It will be required that a thorough and comprehensive review be conducted with the vendor that is awarded the contract to ensure all data types and details are identified.  </text:span></text:p>
        <text:p text:style-name="P22"/>
        <text:list xml:id="list3326310164" text:style-name="WWNum7">
          <text:list-item>
            <text:p text:style-name="P12"><text:span text:style-name="T6">Stakeholders: This is anyone the company interacts with, which can be an individual, organization, and/or business. </text:span></text:p>
          </text:list-item>
          <text:list-item>
            <text:p text:style-name="P12"><text:span text:style-name="T6">Businesses: This refers to the organizations that are supported by the company within the industry. It may include gamers, sales outlets, distributors, and marketing and sales personnel. Business entities will include address(es), phone number(s), and other relevant information.</text:span></text:p>
          </text:list-item>
          <text:list-item>
            <text:p text:style-name="P12"><text:span text:style-name="T6">Contacts: This category is wide reaching; it can be any individual within CRM. It may be first contact or later, depending on the individual.</text:span></text:p>
          </text:list-item>
        </text:list>
        <text:p text:style-name="P22"/>
        <text:p text:style-name="P3"><text:span text:style-name="T6">The database will need to be scalable for business growth, which translates to data growth. The proposal must demonstrate how new fields and relationships can be maintained to allow this growth and deliver reporting capabilities accordingly while maintaining performance.</text:span></text:p>
        <text:h text:style-name="Heading_20_2" text:outline-level="2"><text:bookmark-start text:name="_Toc495592133"/>Reporting<text:bookmark-end text:name="_Toc495592133"/></text:h>
        <text:p text:style-name="P3"><text:span text:style-name="T6">The new CRM should be capable of delivering both predefined and custom reports on all the data within the system. The reporting capability shall have a user interface that will allow for filtering, formatting, querying, and exporting of data.</text:span></text:p>
        <text:p text:style-name="P22"/>
        <text:p text:style-name="P3"><text:span text:style-name="T6">The following reporting capabilities are required:</text:span></text:p>
        <text:p text:style-name="P22"/>
        <text:list xml:id="list539374002" text:style-name="WWNum8">
          <text:list-item>
            <text:p text:style-name="P13"><text:span text:style-name="T6">Detailed and higher-level reporting capabilities, including dashboards and executive-level summary reports.  </text:span></text:p>
          </text:list-item>
          <text:list-item>
            <text:p text:style-name="P13"><text:span text:style-name="T6">Clicking through the data that is displayed.</text:span></text:p>
          </text:list-item>
          <text:list-item>
            <text:p text:style-name="P13"><text:span text:style-name="T6">User access to data that is relevant for the user’s department or function.  </text:span></text:p>
          </text:list-item>
          <text:list-item>
            <text:p text:style-name="P13"><text:soft-page-break/><text:span text:style-name="T6">Saving reports for future access.</text:span></text:p>
          </text:list-item>
          <text:list-item>
            <text:p text:style-name="P13"><text:span text:style-name="T6">Saving and reuse of filters so that individual users can tailor reporting. </text:span></text:p>
          </text:list-item>
          <text:list-item>
            <text:p text:style-name="P13"><text:span text:style-name="T6">Historical data reporting.</text:span></text:p>
          </text:list-item>
        </text:list>
        <text:h text:style-name="Heading_20_2" text:outline-level="2"><text:bookmark-start text:name="_Toc495592134"/>Sales Tracking<text:bookmark-end text:name="_Toc495592134"/></text:h>
        <text:h text:style-name="Heading_20_3" text:outline-level="3"><text:bookmark-start text:name="_Toc495592135"/>Activity Management—Visits and Meetings<text:bookmark-end text:name="_Toc495592135"/></text:h>
        <text:p text:style-name="P3"><text:span text:style-name="T6">The CRM system must be a central repository for holding all data on visits and meetings to/with stakeholders by any/all members of the company.</text:span></text:p>
        <text:p text:style-name="P22"/>
        <text:p text:style-name="P3"><text:span text:style-name="T6">The following high-level requirements apply:</text:span></text:p>
        <text:list xml:id="list106972640" text:style-name="WWNum9">
          <text:list-item>
            <text:p text:style-name="P14"><text:span text:style-name="T6">The system shall have one-way or two-way communication between the CRM and MS Exchange/Outlook.</text:span></text:p>
          </text:list-item>
          <text:list-item>
            <text:p text:style-name="P14"><text:span text:style-name="T6">The system shall have ticket system functionality with an effective workflow to cover any interaction with the contact; it must also include an audit trail.</text:span></text:p>
          </text:list-item>
          <text:list-item>
            <text:p text:style-name="P14"><text:span text:style-name="T6">The system shall efficiently export and re-import data and will include appropriate validation with minimal risk.</text:span></text:p>
          </text:list-item>
        </text:list>
        <text:p text:style-name="P22"/>
        <text:h text:style-name="Heading_20_3" text:outline-level="3"><text:bookmark-start text:name="_Toc495592136"/>Opportunity Management<text:bookmark-end text:name="_Toc495592136"/></text:h>
        <text:p text:style-name="P27"><text:span text:style-name="T6">Opportunity management plays a significant role in a CRM system. It gives sales teams the ability to track sales processes, manage pipelines, and do competitive analyses. </text:span></text:p>
        <text:p text:style-name="P27"><text:span text:style-name="T6">The system shall have the capability to:</text:span></text:p>
        <text:list xml:id="list70625473" text:style-name="WWNum10">
          <text:list-item>
            <text:p text:style-name="P15"><text:span text:style-name="T6">implement workflow and activities for the sales process.</text:span></text:p>
          </text:list-item>
          <text:list-item>
            <text:p text:style-name="P15"><text:span text:style-name="T6">establish and track the pipeline.</text:span></text:p>
          </text:list-item>
          <text:list-item>
            <text:p text:style-name="P15"><text:span text:style-name="T6">perform win/loss analysis, competitive analysis, competitive product analysis, and discount approval and analysis.</text:span></text:p>
          </text:list-item>
        </text:list>
        <text:p text:style-name="P22"/>
        <text:h text:style-name="Heading_20_3" text:outline-level="3"><text:bookmark-start text:name="_Toc495592137"/>Quoting<text:bookmark-end text:name="_Toc495592137"/></text:h>
        <text:p text:style-name="P3"><text:span text:style-name="T6">The following are required:</text:span></text:p>
        <text:p text:style-name="P22"/>
        <text:list xml:id="list1964814627" text:style-name="WWNum11">
          <text:list-item>
            <text:p text:style-name="P16"><text:span text:style-name="T6">quote generation and assembly</text:span></text:p>
          </text:list-item>
          <text:list-item>
            <text:p text:style-name="P16"><text:span text:style-name="T6">discounting, tax, and freight costs</text:span></text:p>
          </text:list-item>
          <text:list-item>
            <text:p text:style-name="P16"><text:span text:style-name="T6">currency</text:span></text:p>
          </text:list-item>
          <text:list-item>
            <text:p text:style-name="P16"><text:span text:style-name="T6">electronic signature</text:span></text:p>
          </text:list-item>
          <text:list-item>
            <text:p text:style-name="P16"><text:span text:style-name="T6">configure price quote (CPQ) and configure pricing</text:span></text:p>
          </text:list-item>
          <text:list-item>
            <text:p text:style-name="P16"><text:span text:style-name="T6">substitution</text:span></text:p>
          </text:list-item>
          <text:list-item>
            <text:p text:style-name="P16"><text:span text:style-name="T6">inventory/product availability</text:span></text:p>
          </text:list-item>
          <text:list-item>
            <text:p text:style-name="P16"><text:span text:style-name="T6">shipping forecast</text:span></text:p>
          </text:list-item>
          <text:list-item>
            <text:p text:style-name="P16"><text:span text:style-name="T6">contract pricing</text:span></text:p>
          </text:list-item>
          <text:list-item>
            <text:p text:style-name="P16"><text:span text:style-name="T6">price catalog</text:span></text:p>
          </text:list-item>
          <text:list-item>
            <text:p text:style-name="P28"><text:span text:style-name="T6">quote delivery</text:span></text:p>
          </text:list-item>
        </text:list>
        <text:h text:style-name="Heading_20_3" text:outline-level="3"><text:bookmark-start text:name="_Toc495592138"/><text:soft-page-break/>Forecasting<text:bookmark-end text:name="_Toc495592138"/></text:h>
        <text:p text:style-name="P17"><text:span text:style-name="T6">Forecasting is the process of predicting sales and revenue. Managers look to forecasts to help manage the revenue expectation of the company and to eventually predict profitability. </text:span></text:p>
        <text:p text:style-name="P24"/>
        <text:p text:style-name="P17"><text:span text:style-name="T6">The following apply:</text:span></text:p>
        <text:p text:style-name="P23"/>
        <text:list xml:id="list4026131220" text:style-name="WWNum12">
          <text:list-item>
            <text:p text:style-name="P18"><text:span text:style-name="T6">currency adjustments (applies to foreign)</text:span></text:p>
          </text:list-item>
          <text:list-item>
            <text:p text:style-name="P18"><text:span text:style-name="T6">baselining (snapshot view of forecast and compare to another forecast)</text:span></text:p>
          </text:list-item>
          <text:list-item>
            <text:p text:style-name="P18"><text:span text:style-name="T6">manager adjustments</text:span></text:p>
          </text:list-item>
          <text:list-item>
            <text:p text:style-name="P18"><text:span text:style-name="T6">upside</text:span></text:p>
          </text:list-item>
          <text:list-item>
            <text:p text:style-name="P18"><text:span text:style-name="T6">machine forecasting</text:span></text:p>
          </text:list-item>
          <text:list-item>
            <text:p text:style-name="P18"><text:span text:style-name="T6">sales distribution</text:span></text:p>
          </text:list-item>
          <text:list-item>
            <text:p text:style-name="P18"><text:span text:style-name="T6">forecast periods</text:span></text:p>
          </text:list-item>
          <text:list-item>
            <text:p text:style-name="P29"><text:span text:style-name="T6">product forecasting</text:span></text:p>
          </text:list-item>
        </text:list>
        <text:h text:style-name="Heading_20_3" text:outline-level="3"><text:bookmark-start text:name="_Toc495592139"/>Order Management<text:bookmark-end text:name="_Toc495592139"/></text:h>
        <text:p text:style-name="P17"><text:span text:style-name="T6">Order management is the process of turning a quote into an order and completing a sale. </text:span></text:p>
        <text:p text:style-name="P23"/>
        <text:p text:style-name="P3"><text:span text:style-name="T6">The following apply:</text:span></text:p>
        <text:p text:style-name="P22"/>
        <text:list xml:id="list563597218" text:style-name="WWNum13">
          <text:list-item>
            <text:p text:style-name="P19"><text:span text:style-name="T6">order tracking</text:span></text:p>
          </text:list-item>
          <text:list-item>
            <text:p text:style-name="P19"><text:span text:style-name="T6">taking orders</text:span></text:p>
          </text:list-item>
          <text:list-item>
            <text:p text:style-name="P19"><text:span text:style-name="T6">converting quotes to orders</text:span></text:p>
          </text:list-item>
          <text:list-item>
            <text:p text:style-name="P19"><text:span text:style-name="T6">reordering</text:span></text:p>
          </text:list-item>
          <text:list-item>
            <text:p text:style-name="P19"><text:span text:style-name="T6">part ordering</text:span></text:p>
          </text:list-item>
          <text:list-item>
            <text:p text:style-name="P30"><text:span text:style-name="T6">customer self-serve (i.e., portal)</text:span></text:p>
          </text:list-item>
        </text:list>
        <text:h text:style-name="Heading_20_3" text:outline-level="3"><text:bookmark-start text:name="_Toc495592140"/>Contracting<text:bookmark-end text:name="_Toc495592140"/></text:h>
        <text:p text:style-name="P17"><text:span text:style-name="T6">For every deal, there’s a contract. Contracting tracks the process of creating, signing, and approving the contracts. Think about your company’s contracting processes and how that factors into your CRM requirements for sales management. </text:span></text:p>
        <text:p text:style-name="P24"/>
        <text:p text:style-name="P17"><text:span text:style-name="T6">Consider the following:</text:span></text:p>
        <text:p text:style-name="P23"/>
        <text:list xml:id="list2835282973" text:style-name="WWNum14">
          <text:list-item>
            <text:p text:style-name="P20"><text:span text:style-name="T6">contract creation</text:span></text:p>
          </text:list-item>
          <text:list-item>
            <text:p text:style-name="P20"><text:span text:style-name="T6">signing</text:span></text:p>
          </text:list-item>
          <text:list-item>
            <text:p text:style-name="P20"><text:span text:style-name="T6">term tracking</text:span></text:p>
          </text:list-item>
          <text:list-item>
            <text:p text:style-name="P20"><text:span text:style-name="T6">termination</text:span></text:p>
          </text:list-item>
          <text:list-item>
            <text:p text:style-name="P31"><text:span text:style-name="T6">approval/authorizatio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keep-with-next="always"/>
      <style:text-properties fo:color="#2e74b5" style:font-name="Calibri Light" fo:font-family="'Calibri Light'" style:font-family-generic="roman" style:font-pitch="variable" fo:font-size="16pt" fo:font-weight="normal" style:letter-kerning="false" style:font-name-asian="F" style:font-family-generic-asian="system" style:font-pitch-asian="variable" style:font-size-asian="16pt" style:font-weight-asian="normal" style:font-name-complex="F"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rial" fo:font-family="Arial"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rial" fo:font-family="Arial"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rial" fo:font-family="Arial"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rial" fo:font-family="Arial"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rial" fo:font-family="Arial"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rial" fo:font-family="Arial"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T1" style:family="text">
      <style:text-properties style:font-name="Verdana" fo:font-size="10pt" fo:font-style="italic" style:font-name-asian="F" style:font-size-asian="10pt" style:font-style-asian="italic" style:font-name-complex="F" style:font-size-complex="10pt"/>
    </style:style>
    <style:style style:name="MT2" style:family="text">
      <style:text-properties style:font-name="Verdana" fo:font-size="10pt" style:font-name-asian="F" style:font-size-asian="10pt" style:font-name-complex="F"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CRM Requirements</text:span></text:p>
      </style:header>
      <style:footer>
        <text:p text:style-name="MP1"><draw:frame draw:style-name="Mfr1" draw:name="Picture 6" text:anchor-type="as-char" svg:width="4.7311in" svg:height="0.5256in" draw:z-index="6"><draw:image xlink:href="Pictures/1000000000000D8900000181E7D63F61A9CD4A4F.jpg" xlink:type="simple" xlink:show="embed" xlink:actuate="onLoad"/></draw:frame></text:p>
        <text:p text:style-name="MP2"><text:span text:style-name="MT3">PAGE </text:span><text:span text:style-name="MT3"><text:page-number text:select-page="current">8</text:page-number></text:span></text:p>
      </style:footer>
    </style:master-page>
    <style:master-page style:name="First_20_Page" style:display-name="First Page" style:page-layout-name="Mpm1" style:next-style-name="Standard">
      <style:header>
        <text:p text:style-name="Header"><text:span text:style-name="MT1">NUP1: Software Solution</text:span></text:p>
      </style:header>
      <style:footer>
        <text:p text:style-name="MP1"><draw:frame draw:style-name="Mfr1" draw:name="Picture 1" text:anchor-type="as-char" svg:width="4.7311in" svg:height="0.5256in" draw:z-index="7"><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essment Code: Task Title</dc:title>
    <meta:initial-creator>Mary Coleman</meta:initial-creator>
    <dc:creator>Heidi Doxey</dc:creator>
    <meta:editing-cycles>11</meta:editing-cycles>
    <meta:creation-date>2017-10-12T03:50:00</meta:creation-date>
    <dc:date>2017-10-16T15:11:00</dc:date>
    <meta:editing-duration>PT1H25M</meta:editing-duration>
    <meta:generator>LibreOffice/5.3.4.2$Windows_x86 LibreOffice_project/f82d347ccc0be322489bf7da61d7e4ad13fe2ff3</meta:generator>
    <meta:document-statistic meta:table-count="0" meta:image-count="2" meta:object-count="0" meta:page-count="8" meta:paragraph-count="177" meta:word-count="2059" meta:character-count="13130" meta:non-whitespace-character-count="11305"/>
    <meta:user-defined meta:name="AppVersion">16.0000</meta:user-defined>
    <meta:user-defined meta:name="Company">Western Governors University</meta:user-defined>
    <meta:user-defined meta:name="ContentTypeId">0x0101009A30F1838F1A9C4C8369A1109B92D3A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